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">
      <style:table-cell-properties fo:border="0.06pt solid #000000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number-columns-repeated="3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ce6"/>
          <table:table-cell table:number-columns-repeated="5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Default" table:number-columns-repeated="3"/>
        </table:table-row>
        <table:table-row table:style-name="ro1">
          <table:table-cell/>
          <table:table-cell table:style-name="ce1"/>
          <table:table-cell table:style-name="ce16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19])" office:value-type="float" office:value="40" calcext:value-type="float">
            <text:p>40</text:p>
          </table:table-cell>
          <table:table-cell table:style-name="ce10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3:00:30.753269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8:21:49.840398203</meta:creation-date>
    <dc:date>2020-08-28T13:05:16.559820913</dc:date>
    <meta:editing-duration>PT7H10M4S</meta:editing-duration>
    <meta:editing-cycles>25</meta:editing-cycles>
    <meta:generator>LibreOffice/6.4.5.2$Linux_X86_64 LibreOffice_project/40$Build-2</meta:generator>
    <meta:document-statistic meta:table-count="1" meta:cell-count="53" meta:object-count="0"/>
  </office:meta>
</office:document-meta>
</file>